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8173in" svg:y="0.0394in">
            <draw:object draw:notify-on-update-of-ranges="Sheet1.A1:Sheet1.A1 Sheet1.A2:Sheet1.A6 Sheet1.B1:Sheet1.B1 Sheet1.B2:Sheet1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7063in" svg:y="29.1945in">
            <draw:object draw:notify-on-update-of-ranges="Sheet1.B24:Sheet1.B169 Sheet1.C24:Sheet1.C16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96" calcext:value-type="float">
            <text:p>1.96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92" calcext:value-type="float">
            <text:p>3.92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2" calcext:value-type="float">
            <text:p>6.2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0.04532" calcext:value-type="float">
            <text:p>0.04532</text:p>
          </table:table-cell>
          <table:table-cell office:value-type="float" office:value="-0.482" calcext:value-type="float">
            <text:p>-0.482</text:p>
          </table:table-cell>
          <table:table-cell table:number-columns-repeated="6"/>
        </table:table-row>
        <table:table-row table:style-name="ro1" table:number-rows-repeated="14">
          <table:table-cell table:number-columns-repeated="8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[.A24]/1000-1" office:value-type="float" office:value="0.004" calcext:value-type="float">
            <text:p>0.004</text:p>
          </table:table-cell>
          <table:table-cell table:formula="of:=ABS([.D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NALOG (RAD/S)</text:p>
          </table:table-cell>
          <table:table-cell office:value-type="float" office:value="10.64" calcext:value-type="float">
            <text:p>10.64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[.A25]/1000-1" office:value-type="float" office:value="0.0089999999999999" calcext:value-type="float">
            <text:p>0.009</text:p>
          </table:table-cell>
          <table:table-cell table:formula="of:=ABS([.D25])" office:value-type="float" office:value="0.79" calcext:value-type="float">
            <text:p>0.79</text:p>
          </table:table-cell>
          <table:table-cell office:value-type="float" office:value="-0.79" calcext:value-type="float">
            <text:p>-0.79</text:p>
          </table:table-cell>
          <table:table-cell office:value-type="string" calcext:value-type="string">
            <text:p><text:s/>ANALOG (RAD/S)</text:p>
          </table:table-cell>
          <table:table-cell office:value-type="float" office:value="-6.69" calcext:value-type="float">
            <text:p>-6.69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[.A26]/1000-1" office:value-type="float" office:value="0.014" calcext:value-type="float">
            <text:p>0.014</text:p>
          </table:table-cell>
          <table:table-cell table:formula="of:=ABS([.D26])" office:value-type="float" office:value="1.18" calcext:value-type="float">
            <text:p>1.18</text:p>
          </table:table-cell>
          <table:table-cell office:value-type="float" office:value="-1.18" calcext:value-type="float">
            <text:p>-1.18</text:p>
          </table:table-cell>
          <table:table-cell office:value-type="string" calcext:value-type="string">
            <text:p><text:s/>ANALOG (RAD/S)</text:p>
          </table:table-cell>
          <table:table-cell office:value-type="float" office:value="-15.35" calcext:value-type="float">
            <text:p>-15.35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[.A27]/1000-1" office:value-type="float" office:value="0.02" calcext:value-type="float">
            <text:p>0.02</text:p>
          </table:table-cell>
          <table:table-cell table:formula="of:=ABS([.D27])" office:value-type="float" office:value="1.96" calcext:value-type="float">
            <text:p>1.96</text:p>
          </table:table-cell>
          <table:table-cell office:value-type="float" office:value="-1.96" calcext:value-type="float">
            <text:p>-1.96</text:p>
          </table:table-cell>
          <table:table-cell office:value-type="string" calcext:value-type="string">
            <text:p><text:s/>ANALOG (RAD/S)</text:p>
          </table:table-cell>
          <table:table-cell office:value-type="float" office:value="-32.67" calcext:value-type="float">
            <text:p>-32.6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formula="of:=[.A28]/1000-1" office:value-type="float" office:value="0.028" calcext:value-type="float">
            <text:p>0.028</text:p>
          </table:table-cell>
          <table:table-cell table:formula="of:=ABS([.D28])" office:value-type="float" office:value="1.96" calcext:value-type="float">
            <text:p>1.96</text:p>
          </table:table-cell>
          <table:table-cell office:value-type="float" office:value="-1.96" calcext:value-type="float">
            <text:p>-1.96</text:p>
          </table:table-cell>
          <table:table-cell office:value-type="string" calcext:value-type="string">
            <text:p><text:s/>ANALOG (RAD/S)</text:p>
          </table:table-cell>
          <table:table-cell office:value-type="float" office:value="-32.67" calcext:value-type="float">
            <text:p>-32.6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table:formula="of:=[.A29]/1000-1" office:value-type="float" office:value="0.034" calcext:value-type="float">
            <text:p>0.034</text:p>
          </table:table-cell>
          <table:table-cell table:formula="of:=ABS([.D29])" office:value-type="float" office:value="2.94" calcext:value-type="float">
            <text:p>2.94</text:p>
          </table:table-cell>
          <table:table-cell office:value-type="float" office:value="-2.94" calcext:value-type="float">
            <text:p>-2.94</text:p>
          </table:table-cell>
          <table:table-cell office:value-type="string" calcext:value-type="string">
            <text:p><text:s/>ANALOG (RAD/S)</text:p>
          </table:table-cell>
          <table:table-cell office:value-type="float" office:value="-54.32" calcext:value-type="float">
            <text:p>-54.32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table:formula="of:=[.A30]/1000-1" office:value-type="float" office:value="0.0409999999999999" calcext:value-type="float">
            <text:p>0.041</text:p>
          </table:table-cell>
          <table:table-cell table:formula="of:=ABS([.D30])" office:value-type="float" office:value="2.8" calcext:value-type="float">
            <text:p>2.8</text:p>
          </table:table-cell>
          <table:table-cell office:value-type="float" office:value="-2.8" calcext:value-type="float">
            <text:p>-2.8</text:p>
          </table:table-cell>
          <table:table-cell office:value-type="string" calcext:value-type="string">
            <text:p><text:s/>ANALOG (RAD/S)</text:p>
          </table:table-cell>
          <table:table-cell office:value-type="float" office:value="-51.23" calcext:value-type="float">
            <text:p>-51.23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table:formula="of:=[.A31]/1000-1" office:value-type="float" office:value="0.048" calcext:value-type="float">
            <text:p>0.048</text:p>
          </table:table-cell>
          <table:table-cell table:formula="of:=ABS([.D31])" office:value-type="float" office:value="3.08" calcext:value-type="float">
            <text:p>3.08</text:p>
          </table:table-cell>
          <table:table-cell office:value-type="float" office:value="-3.08" calcext:value-type="float">
            <text:p>-3.08</text:p>
          </table:table-cell>
          <table:table-cell office:value-type="string" calcext:value-type="string">
            <text:p><text:s/>ANALOG (RAD/S)</text:p>
          </table:table-cell>
          <table:table-cell office:value-type="float" office:value="-57.41" calcext:value-type="float">
            <text:p>-57.41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[.A32]/1000-1" office:value-type="float" office:value="0.0540000000000001" calcext:value-type="float">
            <text:p>0.054</text:p>
          </table:table-cell>
          <table:table-cell table:formula="of:=ABS([.D32])" office:value-type="float" office:value="3.6" calcext:value-type="float">
            <text:p>3.6</text:p>
          </table:table-cell>
          <table:table-cell office:value-type="float" office:value="-3.6" calcext:value-type="float">
            <text:p>-3.6</text:p>
          </table:table-cell>
          <table:table-cell office:value-type="string" calcext:value-type="string">
            <text:p><text:s/>ANALOG (RAD/S)</text:p>
          </table:table-cell>
          <table:table-cell office:value-type="float" office:value="-68.75" calcext:value-type="float">
            <text:p>-68.75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[.A33]/1000-1" office:value-type="float" office:value="0.0609999999999999" calcext:value-type="float">
            <text:p>0.061</text:p>
          </table:table-cell>
          <table:table-cell table:formula="of:=ABS([.D33])" office:value-type="float" office:value="3.92" calcext:value-type="float">
            <text:p>3.92</text:p>
          </table:table-cell>
          <table:table-cell office:value-type="float" office:value="-3.92" calcext:value-type="float">
            <text:p>-3.92</text:p>
          </table:table-cell>
          <table:table-cell office:value-type="string" calcext:value-type="string">
            <text:p><text:s/>ANALOG (RAD/S)</text:p>
          </table:table-cell>
          <table:table-cell office:value-type="float" office:value="-75.97" calcext:value-type="float">
            <text:p>-75.9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[.A34]/1000-1" office:value-type="float" office:value="0.0680000000000001" calcext:value-type="float">
            <text:p>0.068</text:p>
          </table:table-cell>
          <table:table-cell table:formula="of:=ABS([.D34])" office:value-type="float" office:value="3.92" calcext:value-type="float">
            <text:p>3.92</text:p>
          </table:table-cell>
          <table:table-cell office:value-type="float" office:value="-3.92" calcext:value-type="float">
            <text:p>-3.92</text:p>
          </table:table-cell>
          <table:table-cell office:value-type="string" calcext:value-type="string">
            <text:p><text:s/>ANALOG (RAD/S)</text:p>
          </table:table-cell>
          <table:table-cell office:value-type="float" office:value="-75.97" calcext:value-type="float">
            <text:p>-75.9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[.A35]/1000-1" office:value-type="float" office:value="0.075" calcext:value-type="float">
            <text:p>0.075</text:p>
          </table:table-cell>
          <table:table-cell table:formula="of:=ABS([.D35])" office:value-type="float" office:value="4.21" calcext:value-type="float">
            <text:p>4.21</text:p>
          </table:table-cell>
          <table:table-cell office:value-type="float" office:value="-4.21" calcext:value-type="float">
            <text:p>-4.21</text:p>
          </table:table-cell>
          <table:table-cell office:value-type="string" calcext:value-type="string">
            <text:p><text:s/>ANALOG (RAD/S)</text:p>
          </table:table-cell>
          <table:table-cell office:value-type="float" office:value="-82.16" calcext:value-type="float">
            <text:p>-82.1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[.A36]/1000-1" office:value-type="float" office:value="0.0820000000000001" calcext:value-type="float">
            <text:p>0.082</text:p>
          </table:table-cell>
          <table:table-cell table:formula="of:=ABS([.D36])" office:value-type="float" office:value="4.49" calcext:value-type="float">
            <text:p>4.49</text:p>
          </table:table-cell>
          <table:table-cell office:value-type="float" office:value="-4.49" calcext:value-type="float">
            <text:p>-4.49</text:p>
          </table:table-cell>
          <table:table-cell office:value-type="string" calcext:value-type="string">
            <text:p><text:s/>ANALOG (RAD/S)</text:p>
          </table:table-cell>
          <table:table-cell office:value-type="float" office:value="-88.34" calcext:value-type="float">
            <text:p>-88.34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[.A37]/1000-1" office:value-type="float" office:value="0.0880000000000001" calcext:value-type="float">
            <text:p>0.088</text:p>
          </table:table-cell>
          <table:table-cell table:formula="of:=ABS([.D37])" office:value-type="float" office:value="5.23" calcext:value-type="float">
            <text:p>5.23</text:p>
          </table:table-cell>
          <table:table-cell office:value-type="float" office:value="-5.23" calcext:value-type="float">
            <text:p>-5.23</text:p>
          </table:table-cell>
          <table:table-cell office:value-type="string" calcext:value-type="string">
            <text:p><text:s/>ANALOG (RAD/S)</text:p>
          </table:table-cell>
          <table:table-cell office:value-type="float" office:value="-104.84" calcext:value-type="float">
            <text:p>-104.84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[.A38]/1000-1" office:value-type="float" office:value="0.095" calcext:value-type="float">
            <text:p>0.095</text:p>
          </table:table-cell>
          <table:table-cell table:formula="of:=ABS([.D38])" office:value-type="float" office:value="5.05" calcext:value-type="float">
            <text:p>5.05</text:p>
          </table:table-cell>
          <table:table-cell office:value-type="float" office:value="-5.05" calcext:value-type="float">
            <text:p>-5.05</text:p>
          </table:table-cell>
          <table:table-cell office:value-type="string" calcext:value-type="string">
            <text:p><text:s/>ANALOG (RAD/S)</text:p>
          </table:table-cell>
          <table:table-cell office:value-type="float" office:value="-100.72" calcext:value-type="float">
            <text:p>-100.72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[.A39]/1000-1" office:value-type="float" office:value="0.102" calcext:value-type="float">
            <text:p>0.102</text:p>
          </table:table-cell>
          <table:table-cell table:formula="of:=ABS([.D39])" office:value-type="float" office:value="5.05" calcext:value-type="float">
            <text:p>5.05</text:p>
          </table:table-cell>
          <table:table-cell office:value-type="float" office:value="-5.05" calcext:value-type="float">
            <text:p>-5.05</text:p>
          </table:table-cell>
          <table:table-cell office:value-type="string" calcext:value-type="string">
            <text:p><text:s/>ANALOG (RAD/S)</text:p>
          </table:table-cell>
          <table:table-cell office:value-type="float" office:value="-100.72" calcext:value-type="float">
            <text:p>-100.72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[.A40]/1000-1" office:value-type="float" office:value="0.11" calcext:value-type="float">
            <text:p>0.11</text:p>
          </table:table-cell>
          <table:table-cell table:formula="of:=ABS([.D40])" office:value-type="float" office:value="4.42" calcext:value-type="float">
            <text:p>4.42</text:p>
          </table:table-cell>
          <table:table-cell office:value-type="float" office:value="-4.42" calcext:value-type="float">
            <text:p>-4.42</text:p>
          </table:table-cell>
          <table:table-cell office:value-type="string" calcext:value-type="string">
            <text:p><text:s/>ANALOG (RAD/S)</text:p>
          </table:table-cell>
          <table:table-cell office:value-type="float" office:value="-86.8" calcext:value-type="float">
            <text:p>-86.8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[.A41]/1000-1" office:value-type="float" office:value="0.116" calcext:value-type="float">
            <text:p>0.116</text:p>
          </table:table-cell>
          <table:table-cell table:formula="of:=ABS([.D41])" office:value-type="float" office:value="6.21" calcext:value-type="float">
            <text:p>6.21</text:p>
          </table:table-cell>
          <table:table-cell office:value-type="float" office:value="-6.21" calcext:value-type="float">
            <text:p>-6.21</text:p>
          </table:table-cell>
          <table:table-cell office:value-type="string" calcext:value-type="string">
            <text:p><text:s/>ANALOG (RAD/S)</text:p>
          </table:table-cell>
          <table:table-cell office:value-type="float" office:value="-126.49" calcext:value-type="float">
            <text:p>-126.49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[.A42]/1000-1" office:value-type="float" office:value="0.123" calcext:value-type="float">
            <text:p>0.123</text:p>
          </table:table-cell>
          <table:table-cell table:formula="of:=ABS([.D42])" office:value-type="float" office:value="5.05" calcext:value-type="float">
            <text:p>5.05</text:p>
          </table:table-cell>
          <table:table-cell office:value-type="float" office:value="-5.05" calcext:value-type="float">
            <text:p>-5.05</text:p>
          </table:table-cell>
          <table:table-cell office:value-type="string" calcext:value-type="string">
            <text:p><text:s/>ANALOG (RAD/S)</text:p>
          </table:table-cell>
          <table:table-cell office:value-type="float" office:value="-100.72" calcext:value-type="float">
            <text:p>-100.72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[.A43]/1000-1" office:value-type="float" office:value="0.13" calcext:value-type="float">
            <text:p>0.13</text:p>
          </table:table-cell>
          <table:table-cell table:formula="of:=ABS([.D43])" office:value-type="float" office:value="5.33" calcext:value-type="float">
            <text:p>5.33</text:p>
          </table:table-cell>
          <table:table-cell office:value-type="float" office:value="-5.33" calcext:value-type="float">
            <text:p>-5.33</text:p>
          </table:table-cell>
          <table:table-cell office:value-type="string" calcext:value-type="string">
            <text:p><text:s/>ANALOG (RAD/S)</text:p>
          </table:table-cell>
          <table:table-cell office:value-type="float" office:value="-106.9" calcext:value-type="float">
            <text:p>-106.9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table:formula="of:=[.A44]/1000-1" office:value-type="float" office:value="0.136" calcext:value-type="float">
            <text:p>0.136</text:p>
          </table:table-cell>
          <table:table-cell table:formula="of:=ABS([.D44])" office:value-type="float" office:value="6.21" calcext:value-type="float">
            <text:p>6.21</text:p>
          </table:table-cell>
          <table:table-cell office:value-type="float" office:value="-6.21" calcext:value-type="float">
            <text:p>-6.21</text:p>
          </table:table-cell>
          <table:table-cell office:value-type="string" calcext:value-type="string">
            <text:p><text:s/>ANALOG (RAD/S)</text:p>
          </table:table-cell>
          <table:table-cell office:value-type="float" office:value="-126.49" calcext:value-type="float">
            <text:p>-126.49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[.A45]/1000-1" office:value-type="float" office:value="0.143" calcext:value-type="float">
            <text:p>0.143</text:p>
          </table:table-cell>
          <table:table-cell table:formula="of:=ABS([.D45])" office:value-type="float" office:value="5.61" calcext:value-type="float">
            <text:p>5.61</text:p>
          </table:table-cell>
          <table:table-cell office:value-type="float" office:value="-5.61" calcext:value-type="float">
            <text:p>-5.61</text:p>
          </table:table-cell>
          <table:table-cell office:value-type="string" calcext:value-type="string">
            <text:p><text:s/>ANALOG (RAD/S)</text:p>
          </table:table-cell>
          <table:table-cell office:value-type="float" office:value="-113.09" calcext:value-type="float">
            <text:p>-113.09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[.A46]/1000-1" office:value-type="float" office:value="0.15" calcext:value-type="float">
            <text:p>0.15</text:p>
          </table:table-cell>
          <table:table-cell table:formula="of:=ABS([.D46])" office:value-type="float" office:value="5.61" calcext:value-type="float">
            <text:p>5.61</text:p>
          </table:table-cell>
          <table:table-cell office:value-type="float" office:value="-5.61" calcext:value-type="float">
            <text:p>-5.61</text:p>
          </table:table-cell>
          <table:table-cell office:value-type="string" calcext:value-type="string">
            <text:p><text:s/>ANALOG (RAD/S)</text:p>
          </table:table-cell>
          <table:table-cell office:value-type="float" office:value="-113.09" calcext:value-type="float">
            <text:p>-113.09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table:formula="of:=[.A47]/1000-1" office:value-type="float" office:value="0.158" calcext:value-type="float">
            <text:p>0.158</text:p>
          </table:table-cell>
          <table:table-cell table:formula="of:=ABS([.D47])" office:value-type="float" office:value="4.66" calcext:value-type="float">
            <text:p>4.66</text:p>
          </table:table-cell>
          <table:table-cell office:value-type="float" office:value="-4.66" calcext:value-type="float">
            <text:p>-4.66</text:p>
          </table:table-cell>
          <table:table-cell office:value-type="string" calcext:value-type="string">
            <text:p><text:s/>ANALOG (RAD/S)</text:p>
          </table:table-cell>
          <table:table-cell office:value-type="float" office:value="-92.21" calcext:value-type="float">
            <text:p>-92.21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table:formula="of:=[.A48]/1000-1" office:value-type="float" office:value="0.164" calcext:value-type="float">
            <text:p>0.164</text:p>
          </table:table-cell>
          <table:table-cell table:formula="of:=ABS([.D48])" office:value-type="float" office:value="6.54" calcext:value-type="float">
            <text:p>6.54</text:p>
          </table:table-cell>
          <table:table-cell office:value-type="float" office:value="-6.54" calcext:value-type="float">
            <text:p>-6.54</text:p>
          </table:table-cell>
          <table:table-cell office:value-type="string" calcext:value-type="string">
            <text:p><text:s/>ANALOG (RAD/S)</text:p>
          </table:table-cell>
          <table:table-cell office:value-type="float" office:value="-133.71" calcext:value-type="float">
            <text:p>-133.71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[.A49]/1000-1" office:value-type="float" office:value="0.171" calcext:value-type="float">
            <text:p>0.171</text:p>
          </table:table-cell>
          <table:table-cell table:formula="of:=ABS([.D49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table:formula="of:=[.A50]/1000-1" office:value-type="float" office:value="0.178" calcext:value-type="float">
            <text:p>0.178</text:p>
          </table:table-cell>
          <table:table-cell table:formula="of:=ABS([.D50])" office:value-type="float" office:value="5.61" calcext:value-type="float">
            <text:p>5.61</text:p>
          </table:table-cell>
          <table:table-cell office:value-type="float" office:value="-5.61" calcext:value-type="float">
            <text:p>-5.61</text:p>
          </table:table-cell>
          <table:table-cell office:value-type="string" calcext:value-type="string">
            <text:p><text:s/>ANALOG (RAD/S)</text:p>
          </table:table-cell>
          <table:table-cell office:value-type="float" office:value="-113.09" calcext:value-type="float">
            <text:p>-113.09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table:formula="of:=[.A51]/1000-1" office:value-type="float" office:value="0.184" calcext:value-type="float">
            <text:p>0.184</text:p>
          </table:table-cell>
          <table:table-cell table:formula="of:=ABS([.D51])" office:value-type="float" office:value="6.87" calcext:value-type="float">
            <text:p>6.87</text:p>
          </table:table-cell>
          <table:table-cell office:value-type="float" office:value="-6.87" calcext:value-type="float">
            <text:p>-6.87</text:p>
          </table:table-cell>
          <table:table-cell office:value-type="string" calcext:value-type="string">
            <text:p><text:s/>ANALOG (RAD/S)</text:p>
          </table:table-cell>
          <table:table-cell office:value-type="float" office:value="-140.93" calcext:value-type="float">
            <text:p>-140.93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[.A52]/1000-1" office:value-type="float" office:value="0.191" calcext:value-type="float">
            <text:p>0.191</text:p>
          </table:table-cell>
          <table:table-cell table:formula="of:=ABS([.D52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table:formula="of:=[.A53]/1000-1" office:value-type="float" office:value="0.199" calcext:value-type="float">
            <text:p>0.199</text:p>
          </table:table-cell>
          <table:table-cell table:formula="of:=ABS([.D53])" office:value-type="float" office:value="4.91" calcext:value-type="float">
            <text:p>4.91</text:p>
          </table:table-cell>
          <table:table-cell office:value-type="float" office:value="-4.91" calcext:value-type="float">
            <text:p>-4.91</text:p>
          </table:table-cell>
          <table:table-cell office:value-type="string" calcext:value-type="string">
            <text:p><text:s/>ANALOG (RAD/S)</text:p>
          </table:table-cell>
          <table:table-cell office:value-type="float" office:value="-97.62" calcext:value-type="float">
            <text:p>-97.62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table:formula="of:=[.A54]/1000-1" office:value-type="float" office:value="0.205" calcext:value-type="float">
            <text:p>0.205</text:p>
          </table:table-cell>
          <table:table-cell table:formula="of:=ABS([.D54])" office:value-type="float" office:value="6.87" calcext:value-type="float">
            <text:p>6.87</text:p>
          </table:table-cell>
          <table:table-cell office:value-type="float" office:value="-6.87" calcext:value-type="float">
            <text:p>-6.87</text:p>
          </table:table-cell>
          <table:table-cell office:value-type="string" calcext:value-type="string">
            <text:p><text:s/>ANALOG (RAD/S)</text:p>
          </table:table-cell>
          <table:table-cell office:value-type="float" office:value="-140.93" calcext:value-type="float">
            <text:p>-140.93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[.A55]/1000-1" office:value-type="float" office:value="0.212" calcext:value-type="float">
            <text:p>0.212</text:p>
          </table:table-cell>
          <table:table-cell table:formula="of:=ABS([.D55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table:formula="of:=[.A56]/1000-1" office:value-type="float" office:value="0.219" calcext:value-type="float">
            <text:p>0.219</text:p>
          </table:table-cell>
          <table:table-cell table:formula="of:=ABS([.D56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table:formula="of:=[.A57]/1000-1" office:value-type="float" office:value="0.226" calcext:value-type="float">
            <text:p>0.226</text:p>
          </table:table-cell>
          <table:table-cell table:formula="of:=ABS([.D57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table:formula="of:=[.A58]/1000-1" office:value-type="float" office:value="0.232" calcext:value-type="float">
            <text:p>0.232</text:p>
          </table:table-cell>
          <table:table-cell table:formula="of:=ABS([.D58])" office:value-type="float" office:value="6.87" calcext:value-type="float">
            <text:p>6.87</text:p>
          </table:table-cell>
          <table:table-cell office:value-type="float" office:value="-6.87" calcext:value-type="float">
            <text:p>-6.87</text:p>
          </table:table-cell>
          <table:table-cell office:value-type="string" calcext:value-type="string">
            <text:p><text:s/>ANALOG (RAD/S)</text:p>
          </table:table-cell>
          <table:table-cell office:value-type="float" office:value="-140.93" calcext:value-type="float">
            <text:p>-140.93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[.A59]/1000-1" office:value-type="float" office:value="0.24" calcext:value-type="float">
            <text:p>0.24</text:p>
          </table:table-cell>
          <table:table-cell table:formula="of:=ABS([.D59])" office:value-type="float" office:value="5.15" calcext:value-type="float">
            <text:p>5.15</text:p>
          </table:table-cell>
          <table:table-cell office:value-type="float" office:value="-5.15" calcext:value-type="float">
            <text:p>-5.15</text:p>
          </table:table-cell>
          <table:table-cell office:value-type="string" calcext:value-type="string">
            <text:p><text:s/>ANALOG (RAD/S)</text:p>
          </table:table-cell>
          <table:table-cell office:value-type="float" office:value="-103.04" calcext:value-type="float">
            <text:p>-103.04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[.A60]/1000-1" office:value-type="float" office:value="0.247" calcext:value-type="float">
            <text:p>0.247</text:p>
          </table:table-cell>
          <table:table-cell table:formula="of:=ABS([.D60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table:formula="of:=[.A61]/1000-1" office:value-type="float" office:value="0.254" calcext:value-type="float">
            <text:p>0.254</text:p>
          </table:table-cell>
          <table:table-cell table:formula="of:=ABS([.D61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[.A62]/1000-1" office:value-type="float" office:value="0.26" calcext:value-type="float">
            <text:p>0.26</text:p>
          </table:table-cell>
          <table:table-cell table:formula="of:=ABS([.D62])" office:value-type="float" office:value="6.87" calcext:value-type="float">
            <text:p>6.87</text:p>
          </table:table-cell>
          <table:table-cell office:value-type="float" office:value="-6.87" calcext:value-type="float">
            <text:p>-6.87</text:p>
          </table:table-cell>
          <table:table-cell office:value-type="string" calcext:value-type="string">
            <text:p><text:s/>ANALOG (RAD/S)</text:p>
          </table:table-cell>
          <table:table-cell office:value-type="float" office:value="-140.93" calcext:value-type="float">
            <text:p>-140.93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table:formula="of:=[.A63]/1000-1" office:value-type="float" office:value="0.267" calcext:value-type="float">
            <text:p>0.267</text:p>
          </table:table-cell>
          <table:table-cell table:formula="of:=ABS([.D63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table:formula="of:=[.A64]/1000-1" office:value-type="float" office:value="0.274" calcext:value-type="float">
            <text:p>0.274</text:p>
          </table:table-cell>
          <table:table-cell table:formula="of:=ABS([.D64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table:formula="of:=[.A65]/1000-1" office:value-type="float" office:value="0.281" calcext:value-type="float">
            <text:p>0.281</text:p>
          </table:table-cell>
          <table:table-cell table:formula="of:=ABS([.D65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[.A66]/1000-1" office:value-type="float" office:value="0.288" calcext:value-type="float">
            <text:p>0.288</text:p>
          </table:table-cell>
          <table:table-cell table:formula="of:=ABS([.D66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[.A67]/1000-1" office:value-type="float" office:value="0.295" calcext:value-type="float">
            <text:p>0.295</text:p>
          </table:table-cell>
          <table:table-cell table:formula="of:=ABS([.D67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table:formula="of:=[.A68]/1000-1" office:value-type="float" office:value="0.302" calcext:value-type="float">
            <text:p>0.302</text:p>
          </table:table-cell>
          <table:table-cell table:formula="of:=ABS([.D68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formula="of:=[.A69]/1000-1" office:value-type="float" office:value="0.308" calcext:value-type="float">
            <text:p>0.308</text:p>
          </table:table-cell>
          <table:table-cell table:formula="of:=ABS([.D69])" office:value-type="float" office:value="6.87" calcext:value-type="float">
            <text:p>6.87</text:p>
          </table:table-cell>
          <table:table-cell office:value-type="float" office:value="-6.87" calcext:value-type="float">
            <text:p>-6.87</text:p>
          </table:table-cell>
          <table:table-cell office:value-type="string" calcext:value-type="string">
            <text:p><text:s/>ANALOG (RAD/S)</text:p>
          </table:table-cell>
          <table:table-cell office:value-type="float" office:value="-140.93" calcext:value-type="float">
            <text:p>-140.93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[.A70]/1000-1" office:value-type="float" office:value="0.315" calcext:value-type="float">
            <text:p>0.315</text:p>
          </table:table-cell>
          <table:table-cell table:formula="of:=ABS([.D70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formula="of:=[.A71]/1000-1" office:value-type="float" office:value="0.323" calcext:value-type="float">
            <text:p>0.323</text:p>
          </table:table-cell>
          <table:table-cell table:formula="of:=ABS([.D71])" office:value-type="float" office:value="5.15" calcext:value-type="float">
            <text:p>5.15</text:p>
          </table:table-cell>
          <table:table-cell office:value-type="float" office:value="-5.15" calcext:value-type="float">
            <text:p>-5.15</text:p>
          </table:table-cell>
          <table:table-cell office:value-type="string" calcext:value-type="string">
            <text:p><text:s/>ANALOG (RAD/S)</text:p>
          </table:table-cell>
          <table:table-cell office:value-type="float" office:value="-103.04" calcext:value-type="float">
            <text:p>-103.04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formula="of:=[.A72]/1000-1" office:value-type="float" office:value="0.329" calcext:value-type="float">
            <text:p>0.329</text:p>
          </table:table-cell>
          <table:table-cell table:formula="of:=ABS([.D72])" office:value-type="float" office:value="7.2" calcext:value-type="float">
            <text:p>7.2</text:p>
          </table:table-cell>
          <table:table-cell office:value-type="float" office:value="-7.2" calcext:value-type="float">
            <text:p>-7.2</text:p>
          </table:table-cell>
          <table:table-cell office:value-type="string" calcext:value-type="string">
            <text:p><text:s/>ANALOG (RAD/S)</text:p>
          </table:table-cell>
          <table:table-cell office:value-type="float" office:value="-148.14" calcext:value-type="float">
            <text:p>-148.14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[.A73]/1000-1" office:value-type="float" office:value="0.336" calcext:value-type="float">
            <text:p>0.336</text:p>
          </table:table-cell>
          <table:table-cell table:formula="of:=ABS([.D73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[.A74]/1000-1" office:value-type="float" office:value="0.343" calcext:value-type="float">
            <text:p>0.343</text:p>
          </table:table-cell>
          <table:table-cell table:formula="of:=ABS([.D74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[.A75]/1000-1" office:value-type="float" office:value="0.35" calcext:value-type="float">
            <text:p>0.35</text:p>
          </table:table-cell>
          <table:table-cell table:formula="of:=ABS([.D75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[.A76]/1000-1" office:value-type="float" office:value="0.356" calcext:value-type="float">
            <text:p>0.356</text:p>
          </table:table-cell>
          <table:table-cell table:formula="of:=ABS([.D76])" office:value-type="float" office:value="6.87" calcext:value-type="float">
            <text:p>6.87</text:p>
          </table:table-cell>
          <table:table-cell office:value-type="float" office:value="-6.87" calcext:value-type="float">
            <text:p>-6.87</text:p>
          </table:table-cell>
          <table:table-cell office:value-type="string" calcext:value-type="string">
            <text:p><text:s/>ANALOG (RAD/S)</text:p>
          </table:table-cell>
          <table:table-cell office:value-type="float" office:value="-140.93" calcext:value-type="float">
            <text:p>-140.93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table:formula="of:=[.A77]/1000-1" office:value-type="float" office:value="0.363" calcext:value-type="float">
            <text:p>0.363</text:p>
          </table:table-cell>
          <table:table-cell table:formula="of:=ABS([.D77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[.A78]/1000-1" office:value-type="float" office:value="0.371" calcext:value-type="float">
            <text:p>0.371</text:p>
          </table:table-cell>
          <table:table-cell table:formula="of:=ABS([.D78])" office:value-type="float" office:value="5.15" calcext:value-type="float">
            <text:p>5.15</text:p>
          </table:table-cell>
          <table:table-cell office:value-type="float" office:value="-5.15" calcext:value-type="float">
            <text:p>-5.15</text:p>
          </table:table-cell>
          <table:table-cell office:value-type="string" calcext:value-type="string">
            <text:p><text:s/>ANALOG (RAD/S)</text:p>
          </table:table-cell>
          <table:table-cell office:value-type="float" office:value="-103.04" calcext:value-type="float">
            <text:p>-103.04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[.A79]/1000-1" office:value-type="float" office:value="0.378" calcext:value-type="float">
            <text:p>0.378</text:p>
          </table:table-cell>
          <table:table-cell table:formula="of:=ABS([.D79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table:formula="of:=[.A80]/1000-1" office:value-type="float" office:value="0.384" calcext:value-type="float">
            <text:p>0.384</text:p>
          </table:table-cell>
          <table:table-cell table:formula="of:=ABS([.D80])" office:value-type="float" office:value="6.87" calcext:value-type="float">
            <text:p>6.87</text:p>
          </table:table-cell>
          <table:table-cell office:value-type="float" office:value="-6.87" calcext:value-type="float">
            <text:p>-6.87</text:p>
          </table:table-cell>
          <table:table-cell office:value-type="string" calcext:value-type="string">
            <text:p><text:s/>ANALOG (RAD/S)</text:p>
          </table:table-cell>
          <table:table-cell office:value-type="float" office:value="-140.93" calcext:value-type="float">
            <text:p>-140.93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table:formula="of:=[.A81]/1000-1" office:value-type="float" office:value="0.391" calcext:value-type="float">
            <text:p>0.391</text:p>
          </table:table-cell>
          <table:table-cell table:formula="of:=ABS([.D81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table:formula="of:=[.A82]/1000-1" office:value-type="float" office:value="0.398" calcext:value-type="float">
            <text:p>0.398</text:p>
          </table:table-cell>
          <table:table-cell table:formula="of:=ABS([.D82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table:formula="of:=[.A83]/1000-1" office:value-type="float" office:value="0.404" calcext:value-type="float">
            <text:p>0.404</text:p>
          </table:table-cell>
          <table:table-cell table:formula="of:=ABS([.D83])" office:value-type="float" office:value="6.87" calcext:value-type="float">
            <text:p>6.87</text:p>
          </table:table-cell>
          <table:table-cell office:value-type="float" office:value="-6.87" calcext:value-type="float">
            <text:p>-6.87</text:p>
          </table:table-cell>
          <table:table-cell office:value-type="string" calcext:value-type="string">
            <text:p><text:s/>ANALOG (RAD/S)</text:p>
          </table:table-cell>
          <table:table-cell office:value-type="float" office:value="-140.93" calcext:value-type="float">
            <text:p>-140.93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[.A84]/1000-1" office:value-type="float" office:value="0.412" calcext:value-type="float">
            <text:p>0.412</text:p>
          </table:table-cell>
          <table:table-cell table:formula="of:=ABS([.D84])" office:value-type="float" office:value="5.4" calcext:value-type="float">
            <text:p>5.4</text:p>
          </table:table-cell>
          <table:table-cell office:value-type="float" office:value="-5.4" calcext:value-type="float">
            <text:p>-5.4</text:p>
          </table:table-cell>
          <table:table-cell office:value-type="string" calcext:value-type="string">
            <text:p><text:s/>ANALOG (RAD/S)</text:p>
          </table:table-cell>
          <table:table-cell office:value-type="float" office:value="-108.45" calcext:value-type="float">
            <text:p>-108.45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[.A85]/1000-1" office:value-type="float" office:value="0.419" calcext:value-type="float">
            <text:p>0.419</text:p>
          </table:table-cell>
          <table:table-cell table:formula="of:=ABS([.D85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table:formula="of:=[.A86]/1000-1" office:value-type="float" office:value="0.426" calcext:value-type="float">
            <text:p>0.426</text:p>
          </table:table-cell>
          <table:table-cell table:formula="of:=ABS([.D86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[.A87]/1000-1" office:value-type="float" office:value="0.432" calcext:value-type="float">
            <text:p>0.432</text:p>
          </table:table-cell>
          <table:table-cell table:formula="of:=ABS([.D87])" office:value-type="float" office:value="6.87" calcext:value-type="float">
            <text:p>6.87</text:p>
          </table:table-cell>
          <table:table-cell office:value-type="float" office:value="-6.87" calcext:value-type="float">
            <text:p>-6.87</text:p>
          </table:table-cell>
          <table:table-cell office:value-type="string" calcext:value-type="string">
            <text:p><text:s/>ANALOG (RAD/S)</text:p>
          </table:table-cell>
          <table:table-cell office:value-type="float" office:value="-140.93" calcext:value-type="float">
            <text:p>-140.93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[.A88]/1000-1" office:value-type="float" office:value="0.439" calcext:value-type="float">
            <text:p>0.439</text:p>
          </table:table-cell>
          <table:table-cell table:formula="of:=ABS([.D88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[.A89]/1000-1" office:value-type="float" office:value="0.446" calcext:value-type="float">
            <text:p>0.446</text:p>
          </table:table-cell>
          <table:table-cell table:formula="of:=ABS([.D89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[.A90]/1000-1" office:value-type="float" office:value="0.453" calcext:value-type="float">
            <text:p>0.453</text:p>
          </table:table-cell>
          <table:table-cell table:formula="of:=ABS([.D90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[.A91]/1000-1" office:value-type="float" office:value="0.46" calcext:value-type="float">
            <text:p>0.46</text:p>
          </table:table-cell>
          <table:table-cell table:formula="of:=ABS([.D91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[.A92]/1000-1" office:value-type="float" office:value="0.467" calcext:value-type="float">
            <text:p>0.467</text:p>
          </table:table-cell>
          <table:table-cell table:formula="of:=ABS([.D92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table:formula="of:=[.A93]/1000-1" office:value-type="float" office:value="0.474" calcext:value-type="float">
            <text:p>0.474</text:p>
          </table:table-cell>
          <table:table-cell table:formula="of:=ABS([.D93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[.A94]/1000-1" office:value-type="float" office:value="0.48" calcext:value-type="float">
            <text:p>0.48</text:p>
          </table:table-cell>
          <table:table-cell table:formula="of:=ABS([.D94])" office:value-type="float" office:value="7.2" calcext:value-type="float">
            <text:p>7.2</text:p>
          </table:table-cell>
          <table:table-cell office:value-type="float" office:value="-7.2" calcext:value-type="float">
            <text:p>-7.2</text:p>
          </table:table-cell>
          <table:table-cell office:value-type="string" calcext:value-type="string">
            <text:p><text:s/>ANALOG (RAD/S)</text:p>
          </table:table-cell>
          <table:table-cell office:value-type="float" office:value="-148.14" calcext:value-type="float">
            <text:p>-148.14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table:formula="of:=[.A95]/1000-1" office:value-type="float" office:value="0.487" calcext:value-type="float">
            <text:p>0.487</text:p>
          </table:table-cell>
          <table:table-cell table:formula="of:=ABS([.D95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table:formula="of:=[.A96]/1000-1" office:value-type="float" office:value="0.495" calcext:value-type="float">
            <text:p>0.495</text:p>
          </table:table-cell>
          <table:table-cell table:formula="of:=ABS([.D96])" office:value-type="float" office:value="5.4" calcext:value-type="float">
            <text:p>5.4</text:p>
          </table:table-cell>
          <table:table-cell office:value-type="float" office:value="-5.4" calcext:value-type="float">
            <text:p>-5.4</text:p>
          </table:table-cell>
          <table:table-cell office:value-type="string" calcext:value-type="string">
            <text:p><text:s/>ANALOG (RAD/S)</text:p>
          </table:table-cell>
          <table:table-cell office:value-type="float" office:value="-108.45" calcext:value-type="float">
            <text:p>-108.45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table:formula="of:=[.A97]/1000-1" office:value-type="float" office:value="0.502" calcext:value-type="float">
            <text:p>0.502</text:p>
          </table:table-cell>
          <table:table-cell table:formula="of:=ABS([.D97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[.A98]/1000-1" office:value-type="float" office:value="0.508" calcext:value-type="float">
            <text:p>0.508</text:p>
          </table:table-cell>
          <table:table-cell table:formula="of:=ABS([.D98])" office:value-type="float" office:value="7.2" calcext:value-type="float">
            <text:p>7.2</text:p>
          </table:table-cell>
          <table:table-cell office:value-type="float" office:value="-7.2" calcext:value-type="float">
            <text:p>-7.2</text:p>
          </table:table-cell>
          <table:table-cell office:value-type="string" calcext:value-type="string">
            <text:p><text:s/>ANALOG (RAD/S)</text:p>
          </table:table-cell>
          <table:table-cell office:value-type="float" office:value="-148.14" calcext:value-type="float">
            <text:p>-148.14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table:formula="of:=[.A99]/1000-1" office:value-type="float" office:value="0.515" calcext:value-type="float">
            <text:p>0.515</text:p>
          </table:table-cell>
          <table:table-cell table:formula="of:=ABS([.D99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table:formula="of:=[.A100]/1000-1" office:value-type="float" office:value="0.522" calcext:value-type="float">
            <text:p>0.522</text:p>
          </table:table-cell>
          <table:table-cell table:formula="of:=ABS([.D100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table:formula="of:=[.A101]/1000-1" office:value-type="float" office:value="0.528" calcext:value-type="float">
            <text:p>0.528</text:p>
          </table:table-cell>
          <table:table-cell table:formula="of:=ABS([.D101])" office:value-type="float" office:value="7.2" calcext:value-type="float">
            <text:p>7.2</text:p>
          </table:table-cell>
          <table:table-cell office:value-type="float" office:value="-7.2" calcext:value-type="float">
            <text:p>-7.2</text:p>
          </table:table-cell>
          <table:table-cell office:value-type="string" calcext:value-type="string">
            <text:p><text:s/>ANALOG (RAD/S)</text:p>
          </table:table-cell>
          <table:table-cell office:value-type="float" office:value="-148.14" calcext:value-type="float">
            <text:p>-148.14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table:formula="of:=[.A102]/1000-1" office:value-type="float" office:value="0.536" calcext:value-type="float">
            <text:p>0.536</text:p>
          </table:table-cell>
          <table:table-cell table:formula="of:=ABS([.D102])" office:value-type="float" office:value="5.4" calcext:value-type="float">
            <text:p>5.4</text:p>
          </table:table-cell>
          <table:table-cell office:value-type="float" office:value="-5.4" calcext:value-type="float">
            <text:p>-5.4</text:p>
          </table:table-cell>
          <table:table-cell office:value-type="string" calcext:value-type="string">
            <text:p><text:s/>ANALOG (RAD/S)</text:p>
          </table:table-cell>
          <table:table-cell office:value-type="float" office:value="-108.45" calcext:value-type="float">
            <text:p>-108.45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table:formula="of:=[.A103]/1000-1" office:value-type="float" office:value="0.543" calcext:value-type="float">
            <text:p>0.543</text:p>
          </table:table-cell>
          <table:table-cell table:formula="of:=ABS([.D103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[.A104]/1000-1" office:value-type="float" office:value="0.55" calcext:value-type="float">
            <text:p>0.55</text:p>
          </table:table-cell>
          <table:table-cell table:formula="of:=ABS([.D104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table:formula="of:=[.A105]/1000-1" office:value-type="float" office:value="0.556" calcext:value-type="float">
            <text:p>0.556</text:p>
          </table:table-cell>
          <table:table-cell table:formula="of:=ABS([.D105])" office:value-type="float" office:value="7.2" calcext:value-type="float">
            <text:p>7.2</text:p>
          </table:table-cell>
          <table:table-cell office:value-type="float" office:value="-7.2" calcext:value-type="float">
            <text:p>-7.2</text:p>
          </table:table-cell>
          <table:table-cell office:value-type="string" calcext:value-type="string">
            <text:p><text:s/>ANALOG (RAD/S)</text:p>
          </table:table-cell>
          <table:table-cell office:value-type="float" office:value="-148.14" calcext:value-type="float">
            <text:p>-148.14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table:formula="of:=[.A106]/1000-1" office:value-type="float" office:value="0.563" calcext:value-type="float">
            <text:p>0.563</text:p>
          </table:table-cell>
          <table:table-cell table:formula="of:=ABS([.D106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table:formula="of:=[.A107]/1000-1" office:value-type="float" office:value="0.57" calcext:value-type="float">
            <text:p>0.57</text:p>
          </table:table-cell>
          <table:table-cell table:formula="of:=ABS([.D107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table:formula="of:=[.A108]/1000-1" office:value-type="float" office:value="0.577" calcext:value-type="float">
            <text:p>0.577</text:p>
          </table:table-cell>
          <table:table-cell table:formula="of:=ABS([.D108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table:formula="of:=[.A109]/1000-1" office:value-type="float" office:value="0.584" calcext:value-type="float">
            <text:p>0.584</text:p>
          </table:table-cell>
          <table:table-cell table:formula="of:=ABS([.D109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table:formula="of:=[.A110]/1000-1" office:value-type="float" office:value="0.591" calcext:value-type="float">
            <text:p>0.591</text:p>
          </table:table-cell>
          <table:table-cell table:formula="of:=ABS([.D110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table:formula="of:=[.A111]/1000-1" office:value-type="float" office:value="0.598" calcext:value-type="float">
            <text:p>0.598</text:p>
          </table:table-cell>
          <table:table-cell table:formula="of:=ABS([.D111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table:formula="of:=[.A112]/1000-1" office:value-type="float" office:value="0.604" calcext:value-type="float">
            <text:p>0.604</text:p>
          </table:table-cell>
          <table:table-cell table:formula="of:=ABS([.D112])" office:value-type="float" office:value="6.87" calcext:value-type="float">
            <text:p>6.87</text:p>
          </table:table-cell>
          <table:table-cell office:value-type="float" office:value="-6.87" calcext:value-type="float">
            <text:p>-6.87</text:p>
          </table:table-cell>
          <table:table-cell office:value-type="string" calcext:value-type="string">
            <text:p><text:s/>ANALOG (RAD/S)</text:p>
          </table:table-cell>
          <table:table-cell office:value-type="float" office:value="-140.93" calcext:value-type="float">
            <text:p>-140.93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table:formula="of:=[.A113]/1000-1" office:value-type="float" office:value="0.611" calcext:value-type="float">
            <text:p>0.611</text:p>
          </table:table-cell>
          <table:table-cell table:formula="of:=ABS([.D113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table:formula="of:=[.A114]/1000-1" office:value-type="float" office:value="0.618" calcext:value-type="float">
            <text:p>0.618</text:p>
          </table:table-cell>
          <table:table-cell table:formula="of:=ABS([.D114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table:formula="of:=[.A115]/1000-1" office:value-type="float" office:value="0.626" calcext:value-type="float">
            <text:p>0.626</text:p>
          </table:table-cell>
          <table:table-cell table:formula="of:=ABS([.D115])" office:value-type="float" office:value="5.15" calcext:value-type="float">
            <text:p>5.15</text:p>
          </table:table-cell>
          <table:table-cell office:value-type="float" office:value="-5.15" calcext:value-type="float">
            <text:p>-5.15</text:p>
          </table:table-cell>
          <table:table-cell office:value-type="string" calcext:value-type="string">
            <text:p><text:s/>ANALOG (RAD/S)</text:p>
          </table:table-cell>
          <table:table-cell office:value-type="float" office:value="-103.04" calcext:value-type="float">
            <text:p>-103.04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table:formula="of:=[.A116]/1000-1" office:value-type="float" office:value="0.632" calcext:value-type="float">
            <text:p>0.632</text:p>
          </table:table-cell>
          <table:table-cell table:formula="of:=ABS([.D116])" office:value-type="float" office:value="7.2" calcext:value-type="float">
            <text:p>7.2</text:p>
          </table:table-cell>
          <table:table-cell office:value-type="float" office:value="-7.2" calcext:value-type="float">
            <text:p>-7.2</text:p>
          </table:table-cell>
          <table:table-cell office:value-type="string" calcext:value-type="string">
            <text:p><text:s/>ANALOG (RAD/S)</text:p>
          </table:table-cell>
          <table:table-cell office:value-type="float" office:value="-148.14" calcext:value-type="float">
            <text:p>-148.14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table:formula="of:=[.A117]/1000-1" office:value-type="float" office:value="0.639" calcext:value-type="float">
            <text:p>0.639</text:p>
          </table:table-cell>
          <table:table-cell table:formula="of:=ABS([.D117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table:formula="of:=[.A118]/1000-1" office:value-type="float" office:value="0.646" calcext:value-type="float">
            <text:p>0.646</text:p>
          </table:table-cell>
          <table:table-cell table:formula="of:=ABS([.D118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table:formula="of:=[.A119]/1000-1" office:value-type="float" office:value="0.652" calcext:value-type="float">
            <text:p>0.652</text:p>
          </table:table-cell>
          <table:table-cell table:formula="of:=ABS([.D119])" office:value-type="float" office:value="6.87" calcext:value-type="float">
            <text:p>6.87</text:p>
          </table:table-cell>
          <table:table-cell office:value-type="float" office:value="-6.87" calcext:value-type="float">
            <text:p>-6.87</text:p>
          </table:table-cell>
          <table:table-cell office:value-type="string" calcext:value-type="string">
            <text:p><text:s/>ANALOG (RAD/S)</text:p>
          </table:table-cell>
          <table:table-cell office:value-type="float" office:value="-140.93" calcext:value-type="float">
            <text:p>-140.93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table:formula="of:=[.A120]/1000-1" office:value-type="float" office:value="0.659" calcext:value-type="float">
            <text:p>0.659</text:p>
          </table:table-cell>
          <table:table-cell table:formula="of:=ABS([.D120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[.A121]/1000-1" office:value-type="float" office:value="0.667" calcext:value-type="float">
            <text:p>0.667</text:p>
          </table:table-cell>
          <table:table-cell table:formula="of:=ABS([.D121])" office:value-type="float" office:value="5.4" calcext:value-type="float">
            <text:p>5.4</text:p>
          </table:table-cell>
          <table:table-cell office:value-type="float" office:value="-5.4" calcext:value-type="float">
            <text:p>-5.4</text:p>
          </table:table-cell>
          <table:table-cell office:value-type="string" calcext:value-type="string">
            <text:p><text:s/>ANALOG (RAD/S)</text:p>
          </table:table-cell>
          <table:table-cell office:value-type="float" office:value="-108.45" calcext:value-type="float">
            <text:p>-108.45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table:formula="of:=[.A122]/1000-1" office:value-type="float" office:value="0.674" calcext:value-type="float">
            <text:p>0.674</text:p>
          </table:table-cell>
          <table:table-cell table:formula="of:=ABS([.D122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[.A123]/1000-1" office:value-type="float" office:value="0.68" calcext:value-type="float">
            <text:p>0.68</text:p>
          </table:table-cell>
          <table:table-cell table:formula="of:=ABS([.D123])" office:value-type="float" office:value="7.2" calcext:value-type="float">
            <text:p>7.2</text:p>
          </table:table-cell>
          <table:table-cell office:value-type="float" office:value="-7.2" calcext:value-type="float">
            <text:p>-7.2</text:p>
          </table:table-cell>
          <table:table-cell office:value-type="string" calcext:value-type="string">
            <text:p><text:s/>ANALOG (RAD/S)</text:p>
          </table:table-cell>
          <table:table-cell office:value-type="float" office:value="-148.14" calcext:value-type="float">
            <text:p>-148.14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table:formula="of:=[.A124]/1000-1" office:value-type="float" office:value="0.687" calcext:value-type="float">
            <text:p>0.687</text:p>
          </table:table-cell>
          <table:table-cell table:formula="of:=ABS([.D124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table:formula="of:=[.A125]/1000-1" office:value-type="float" office:value="0.694" calcext:value-type="float">
            <text:p>0.694</text:p>
          </table:table-cell>
          <table:table-cell table:formula="of:=ABS([.D125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table:formula="of:=[.A126]/1000-1" office:value-type="float" office:value="0.701" calcext:value-type="float">
            <text:p>0.701</text:p>
          </table:table-cell>
          <table:table-cell table:formula="of:=ABS([.D126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table:formula="of:=[.A127]/1000-1" office:value-type="float" office:value="0.708" calcext:value-type="float">
            <text:p>0.708</text:p>
          </table:table-cell>
          <table:table-cell table:formula="of:=ABS([.D127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table:formula="of:=[.A128]/1000-1" office:value-type="float" office:value="0.715" calcext:value-type="float">
            <text:p>0.715</text:p>
          </table:table-cell>
          <table:table-cell table:formula="of:=ABS([.D128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table:formula="of:=[.A129]/1000-1" office:value-type="float" office:value="0.722" calcext:value-type="float">
            <text:p>0.722</text:p>
          </table:table-cell>
          <table:table-cell table:formula="of:=ABS([.D129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table:formula="of:=[.A130]/1000-1" office:value-type="float" office:value="0.728" calcext:value-type="float">
            <text:p>0.728</text:p>
          </table:table-cell>
          <table:table-cell table:formula="of:=ABS([.D130])" office:value-type="float" office:value="6.87" calcext:value-type="float">
            <text:p>6.87</text:p>
          </table:table-cell>
          <table:table-cell office:value-type="float" office:value="-6.87" calcext:value-type="float">
            <text:p>-6.87</text:p>
          </table:table-cell>
          <table:table-cell office:value-type="string" calcext:value-type="string">
            <text:p><text:s/>ANALOG (RAD/S)</text:p>
          </table:table-cell>
          <table:table-cell office:value-type="float" office:value="-140.93" calcext:value-type="float">
            <text:p>-140.93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table:formula="of:=[.A131]/1000-1" office:value-type="float" office:value="0.735" calcext:value-type="float">
            <text:p>0.735</text:p>
          </table:table-cell>
          <table:table-cell table:formula="of:=ABS([.D131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table:formula="of:=[.A132]/1000-1" office:value-type="float" office:value="0.742" calcext:value-type="float">
            <text:p>0.742</text:p>
          </table:table-cell>
          <table:table-cell table:formula="of:=ABS([.D132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[.A133]/1000-1" office:value-type="float" office:value="0.75" calcext:value-type="float">
            <text:p>0.75</text:p>
          </table:table-cell>
          <table:table-cell table:formula="of:=ABS([.D133])" office:value-type="float" office:value="5.15" calcext:value-type="float">
            <text:p>5.15</text:p>
          </table:table-cell>
          <table:table-cell office:value-type="float" office:value="-5.15" calcext:value-type="float">
            <text:p>-5.15</text:p>
          </table:table-cell>
          <table:table-cell office:value-type="string" calcext:value-type="string">
            <text:p><text:s/>ANALOG (RAD/S)</text:p>
          </table:table-cell>
          <table:table-cell office:value-type="float" office:value="-103.04" calcext:value-type="float">
            <text:p>-103.04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table:formula="of:=[.A134]/1000-1" office:value-type="float" office:value="0.756" calcext:value-type="float">
            <text:p>0.756</text:p>
          </table:table-cell>
          <table:table-cell table:formula="of:=ABS([.D134])" office:value-type="float" office:value="7.2" calcext:value-type="float">
            <text:p>7.2</text:p>
          </table:table-cell>
          <table:table-cell office:value-type="float" office:value="-7.2" calcext:value-type="float">
            <text:p>-7.2</text:p>
          </table:table-cell>
          <table:table-cell office:value-type="string" calcext:value-type="string">
            <text:p><text:s/>ANALOG (RAD/S)</text:p>
          </table:table-cell>
          <table:table-cell office:value-type="float" office:value="-148.14" calcext:value-type="float">
            <text:p>-148.14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[.A135]/1000-1" office:value-type="float" office:value="0.763" calcext:value-type="float">
            <text:p>0.763</text:p>
          </table:table-cell>
          <table:table-cell table:formula="of:=ABS([.D135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table:formula="of:=[.A136]/1000-1" office:value-type="float" office:value="0.77" calcext:value-type="float">
            <text:p>0.77</text:p>
          </table:table-cell>
          <table:table-cell table:formula="of:=ABS([.D136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table:formula="of:=[.A137]/1000-1" office:value-type="float" office:value="0.777" calcext:value-type="float">
            <text:p>0.777</text:p>
          </table:table-cell>
          <table:table-cell table:formula="of:=ABS([.D137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table:formula="of:=[.A138]/1000-1" office:value-type="float" office:value="0.783" calcext:value-type="float">
            <text:p>0.783</text:p>
          </table:table-cell>
          <table:table-cell table:formula="of:=ABS([.D138])" office:value-type="float" office:value="6.87" calcext:value-type="float">
            <text:p>6.87</text:p>
          </table:table-cell>
          <table:table-cell office:value-type="float" office:value="-6.87" calcext:value-type="float">
            <text:p>-6.87</text:p>
          </table:table-cell>
          <table:table-cell office:value-type="string" calcext:value-type="string">
            <text:p><text:s/>ANALOG (RAD/S)</text:p>
          </table:table-cell>
          <table:table-cell office:value-type="float" office:value="-140.93" calcext:value-type="float">
            <text:p>-140.93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table:formula="of:=[.A139]/1000-1" office:value-type="float" office:value="0.79" calcext:value-type="float">
            <text:p>0.79</text:p>
          </table:table-cell>
          <table:table-cell table:formula="of:=ABS([.D139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table:formula="of:=[.A140]/1000-1" office:value-type="float" office:value="0.798" calcext:value-type="float">
            <text:p>0.798</text:p>
          </table:table-cell>
          <table:table-cell table:formula="of:=ABS([.D140])" office:value-type="float" office:value="5.4" calcext:value-type="float">
            <text:p>5.4</text:p>
          </table:table-cell>
          <table:table-cell office:value-type="float" office:value="-5.4" calcext:value-type="float">
            <text:p>-5.4</text:p>
          </table:table-cell>
          <table:table-cell office:value-type="string" calcext:value-type="string">
            <text:p><text:s/>ANALOG (RAD/S)</text:p>
          </table:table-cell>
          <table:table-cell office:value-type="float" office:value="-108.45" calcext:value-type="float">
            <text:p>-108.45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table:formula="of:=[.A141]/1000-1" office:value-type="float" office:value="0.804" calcext:value-type="float">
            <text:p>0.804</text:p>
          </table:table-cell>
          <table:table-cell table:formula="of:=ABS([.D141])" office:value-type="float" office:value="6.87" calcext:value-type="float">
            <text:p>6.87</text:p>
          </table:table-cell>
          <table:table-cell office:value-type="float" office:value="-6.87" calcext:value-type="float">
            <text:p>-6.87</text:p>
          </table:table-cell>
          <table:table-cell office:value-type="string" calcext:value-type="string">
            <text:p><text:s/>ANALOG (RAD/S)</text:p>
          </table:table-cell>
          <table:table-cell office:value-type="float" office:value="-140.93" calcext:value-type="float">
            <text:p>-140.93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table:formula="of:=[.A142]/1000-1" office:value-type="float" office:value="0.811" calcext:value-type="float">
            <text:p>0.811</text:p>
          </table:table-cell>
          <table:table-cell table:formula="of:=ABS([.D142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table:formula="of:=[.A143]/1000-1" office:value-type="float" office:value="0.818" calcext:value-type="float">
            <text:p>0.818</text:p>
          </table:table-cell>
          <table:table-cell table:formula="of:=ABS([.D143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[.A144]/1000-1" office:value-type="float" office:value="0.825" calcext:value-type="float">
            <text:p>0.825</text:p>
          </table:table-cell>
          <table:table-cell table:formula="of:=ABS([.D144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table:formula="of:=[.A145]/1000-1" office:value-type="float" office:value="0.831" calcext:value-type="float">
            <text:p>0.831</text:p>
          </table:table-cell>
          <table:table-cell table:formula="of:=ABS([.D145])" office:value-type="float" office:value="7.2" calcext:value-type="float">
            <text:p>7.2</text:p>
          </table:table-cell>
          <table:table-cell office:value-type="float" office:value="-7.2" calcext:value-type="float">
            <text:p>-7.2</text:p>
          </table:table-cell>
          <table:table-cell office:value-type="string" calcext:value-type="string">
            <text:p><text:s/>ANALOG (RAD/S)</text:p>
          </table:table-cell>
          <table:table-cell office:value-type="float" office:value="-148.14" calcext:value-type="float">
            <text:p>-148.14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table:formula="of:=[.A146]/1000-1" office:value-type="float" office:value="0.839" calcext:value-type="float">
            <text:p>0.839</text:p>
          </table:table-cell>
          <table:table-cell table:formula="of:=ABS([.D146])" office:value-type="float" office:value="5.15" calcext:value-type="float">
            <text:p>5.15</text:p>
          </table:table-cell>
          <table:table-cell office:value-type="float" office:value="-5.15" calcext:value-type="float">
            <text:p>-5.15</text:p>
          </table:table-cell>
          <table:table-cell office:value-type="string" calcext:value-type="string">
            <text:p><text:s/>ANALOG (RAD/S)</text:p>
          </table:table-cell>
          <table:table-cell office:value-type="float" office:value="-103.04" calcext:value-type="float">
            <text:p>-103.04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table:formula="of:=[.A147]/1000-1" office:value-type="float" office:value="0.846" calcext:value-type="float">
            <text:p>0.846</text:p>
          </table:table-cell>
          <table:table-cell table:formula="of:=ABS([.D147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table:formula="of:=[.A148]/1000-1" office:value-type="float" office:value="0.852" calcext:value-type="float">
            <text:p>0.852</text:p>
          </table:table-cell>
          <table:table-cell table:formula="of:=ABS([.D148])" office:value-type="float" office:value="7.2" calcext:value-type="float">
            <text:p>7.2</text:p>
          </table:table-cell>
          <table:table-cell office:value-type="float" office:value="-7.2" calcext:value-type="float">
            <text:p>-7.2</text:p>
          </table:table-cell>
          <table:table-cell office:value-type="string" calcext:value-type="string">
            <text:p><text:s/>ANALOG (RAD/S)</text:p>
          </table:table-cell>
          <table:table-cell office:value-type="float" office:value="-148.14" calcext:value-type="float">
            <text:p>-148.14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table:formula="of:=[.A149]/1000-1" office:value-type="float" office:value="0.859" calcext:value-type="float">
            <text:p>0.859</text:p>
          </table:table-cell>
          <table:table-cell table:formula="of:=ABS([.D149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table:formula="of:=[.A150]/1000-1" office:value-type="float" office:value="0.866" calcext:value-type="float">
            <text:p>0.866</text:p>
          </table:table-cell>
          <table:table-cell table:formula="of:=ABS([.D150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table:formula="of:=[.A151]/1000-1" office:value-type="float" office:value="0.873" calcext:value-type="float">
            <text:p>0.873</text:p>
          </table:table-cell>
          <table:table-cell table:formula="of:=ABS([.D151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formula="of:=[.A152]/1000-1" office:value-type="float" office:value="0.88" calcext:value-type="float">
            <text:p>0.88</text:p>
          </table:table-cell>
          <table:table-cell table:formula="of:=ABS([.D152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table:formula="of:=[.A153]/1000-1" office:value-type="float" office:value="0.887" calcext:value-type="float">
            <text:p>0.887</text:p>
          </table:table-cell>
          <table:table-cell table:formula="of:=ABS([.D153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table:formula="of:=[.A154]/1000-1" office:value-type="float" office:value="0.894" calcext:value-type="float">
            <text:p>0.894</text:p>
          </table:table-cell>
          <table:table-cell table:formula="of:=ABS([.D154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table:formula="of:=[.A155]/1000-1" office:value-type="float" office:value="0.901" calcext:value-type="float">
            <text:p>0.901</text:p>
          </table:table-cell>
          <table:table-cell table:formula="of:=ABS([.D155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table:formula="of:=[.A156]/1000-1" office:value-type="float" office:value="0.907" calcext:value-type="float">
            <text:p>0.907</text:p>
          </table:table-cell>
          <table:table-cell table:formula="of:=ABS([.D156])" office:value-type="float" office:value="6.87" calcext:value-type="float">
            <text:p>6.87</text:p>
          </table:table-cell>
          <table:table-cell office:value-type="float" office:value="-6.87" calcext:value-type="float">
            <text:p>-6.87</text:p>
          </table:table-cell>
          <table:table-cell office:value-type="string" calcext:value-type="string">
            <text:p><text:s/>ANALOG (RAD/S)</text:p>
          </table:table-cell>
          <table:table-cell office:value-type="float" office:value="-140.93" calcext:value-type="float">
            <text:p>-140.93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[.A157]/1000-1" office:value-type="float" office:value="0.914" calcext:value-type="float">
            <text:p>0.914</text:p>
          </table:table-cell>
          <table:table-cell table:formula="of:=ABS([.D157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[.A158]/1000-1" office:value-type="float" office:value="0.922" calcext:value-type="float">
            <text:p>0.922</text:p>
          </table:table-cell>
          <table:table-cell table:formula="of:=ABS([.D158])" office:value-type="float" office:value="5.15" calcext:value-type="float">
            <text:p>5.15</text:p>
          </table:table-cell>
          <table:table-cell office:value-type="float" office:value="-5.15" calcext:value-type="float">
            <text:p>-5.15</text:p>
          </table:table-cell>
          <table:table-cell office:value-type="string" calcext:value-type="string">
            <text:p><text:s/>ANALOG (RAD/S)</text:p>
          </table:table-cell>
          <table:table-cell office:value-type="float" office:value="-103.04" calcext:value-type="float">
            <text:p>-103.04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table:formula="of:=[.A159]/1000-1" office:value-type="float" office:value="0.928" calcext:value-type="float">
            <text:p>0.928</text:p>
          </table:table-cell>
          <table:table-cell table:formula="of:=ABS([.D159])" office:value-type="float" office:value="7.2" calcext:value-type="float">
            <text:p>7.2</text:p>
          </table:table-cell>
          <table:table-cell office:value-type="float" office:value="-7.2" calcext:value-type="float">
            <text:p>-7.2</text:p>
          </table:table-cell>
          <table:table-cell office:value-type="string" calcext:value-type="string">
            <text:p><text:s/>ANALOG (RAD/S)</text:p>
          </table:table-cell>
          <table:table-cell office:value-type="float" office:value="-148.14" calcext:value-type="float">
            <text:p>-148.14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[.A160]/1000-1" office:value-type="float" office:value="0.935" calcext:value-type="float">
            <text:p>0.935</text:p>
          </table:table-cell>
          <table:table-cell table:formula="of:=ABS([.D160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[.A161]/1000-1" office:value-type="float" office:value="0.942" calcext:value-type="float">
            <text:p>0.942</text:p>
          </table:table-cell>
          <table:table-cell table:formula="of:=ABS([.D161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table:formula="of:=[.A162]/1000-1" office:value-type="float" office:value="0.949" calcext:value-type="float">
            <text:p>0.949</text:p>
          </table:table-cell>
          <table:table-cell table:formula="of:=ABS([.D162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table:formula="of:=[.A163]/1000-1" office:value-type="float" office:value="0.955" calcext:value-type="float">
            <text:p>0.955</text:p>
          </table:table-cell>
          <table:table-cell table:formula="of:=ABS([.D163])" office:value-type="float" office:value="6.87" calcext:value-type="float">
            <text:p>6.87</text:p>
          </table:table-cell>
          <table:table-cell office:value-type="float" office:value="-6.87" calcext:value-type="float">
            <text:p>-6.87</text:p>
          </table:table-cell>
          <table:table-cell office:value-type="string" calcext:value-type="string">
            <text:p><text:s/>ANALOG (RAD/S)</text:p>
          </table:table-cell>
          <table:table-cell office:value-type="float" office:value="-140.93" calcext:value-type="float">
            <text:p>-140.93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table:formula="of:=[.A164]/1000-1" office:value-type="float" office:value="0.963" calcext:value-type="float">
            <text:p>0.963</text:p>
          </table:table-cell>
          <table:table-cell table:formula="of:=ABS([.D164])" office:value-type="float" office:value="5.4" calcext:value-type="float">
            <text:p>5.4</text:p>
          </table:table-cell>
          <table:table-cell office:value-type="float" office:value="-5.4" calcext:value-type="float">
            <text:p>-5.4</text:p>
          </table:table-cell>
          <table:table-cell office:value-type="string" calcext:value-type="string">
            <text:p><text:s/>ANALOG (RAD/S)</text:p>
          </table:table-cell>
          <table:table-cell office:value-type="float" office:value="-108.45" calcext:value-type="float">
            <text:p>-108.45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formula="of:=[.A165]/1000-1" office:value-type="float" office:value="0.97" calcext:value-type="float">
            <text:p>0.97</text:p>
          </table:table-cell>
          <table:table-cell table:formula="of:=ABS([.D165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.A166]/1000-1" office:value-type="float" office:value="0.976" calcext:value-type="float">
            <text:p>0.976</text:p>
          </table:table-cell>
          <table:table-cell table:formula="of:=ABS([.D166])" office:value-type="float" office:value="7.2" calcext:value-type="float">
            <text:p>7.2</text:p>
          </table:table-cell>
          <table:table-cell office:value-type="float" office:value="-7.2" calcext:value-type="float">
            <text:p>-7.2</text:p>
          </table:table-cell>
          <table:table-cell office:value-type="string" calcext:value-type="string">
            <text:p><text:s/>ANALOG (RAD/S)</text:p>
          </table:table-cell>
          <table:table-cell office:value-type="float" office:value="-148.14" calcext:value-type="float">
            <text:p>-148.14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[.A167]/1000-1" office:value-type="float" office:value="0.983" calcext:value-type="float">
            <text:p>0.983</text:p>
          </table:table-cell>
          <table:table-cell table:formula="of:=ABS([.D167])" office:value-type="float" office:value="5.89" calcext:value-type="float">
            <text:p>5.89</text:p>
          </table:table-cell>
          <table:table-cell office:value-type="float" office:value="-5.89" calcext:value-type="float">
            <text:p>-5.89</text:p>
          </table:table-cell>
          <table:table-cell office:value-type="string" calcext:value-type="string">
            <text:p><text:s/>ANALOG (RAD/S)</text:p>
          </table:table-cell>
          <table:table-cell office:value-type="float" office:value="-119.27" calcext:value-type="float">
            <text:p>-119.27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.A168]/1000-1" office:value-type="float" office:value="0.99" calcext:value-type="float">
            <text:p>0.99</text:p>
          </table:table-cell>
          <table:table-cell table:formula="of:=ABS([.D168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.A169]/1000-1" office:value-type="float" office:value="0.997" calcext:value-type="float">
            <text:p>0.997</text:p>
          </table:table-cell>
          <table:table-cell table:formula="of:=ABS([.D169])" office:value-type="float" office:value="6.17" calcext:value-type="float">
            <text:p>6.17</text:p>
          </table:table-cell>
          <table:table-cell office:value-type="float" office:value="-6.17" calcext:value-type="float">
            <text:p>-6.17</text:p>
          </table:table-cell>
          <table:table-cell office:value-type="string" calcext:value-type="string">
            <text:p><text:s/>ANALOG (RAD/S)</text:p>
          </table:table-cell>
          <table:table-cell office:value-type="float" office:value="-125.46" calcext:value-type="float">
            <text:p>-125.46</text:p>
          </table:table-cell>
          <table:table-cell office:value-type="string" calcext:value-type="string">
            <text:p><text:s/>ANALOG (SETPOINT)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formula="of:=AVERAGE([.C24:.C169])" office:value-type="float" office:value="5.79842465753424" calcext:value-type="float">
            <text:p>5.798424657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/6</text:p>
          </table:table-cell>
          <table:table-cell table:formula="of:=[.C170]/6" office:value-type="float" office:value="0.96640410958904" calcext:value-type="float">
            <text:p>0.96640410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*.64</text:p>
          </table:table-cell>
          <table:table-cell table:formula="of:=[.C170]*0.64" office:value-type="float" office:value="3.71099178082191" calcext:value-type="float">
            <text:p>3.710991780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formula="of:=1/[.B32]" office:value-type="float" office:value="18.5185185185185" calcext:value-type="float">
            <text:p>18.51851851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*SIG</text:p>
          </table:table-cell>
          <table:table-cell table:formula="of:=[.C171]*[.C173]" office:value-type="float" office:value="17.896372399797" calcext:value-type="float">
            <text:p>17.896372399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float" office:value="0.0194" calcext:value-type="float">
            <text:p>0.019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14.732" calcext:value-type="float">
            <text:p>14.73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rex </meta:initial-creator>
    <meta:creation-date>2016-02-17T12:27:24.611306353</meta:creation-date>
    <dc:date>2016-02-17T13:46:27.091702831</dc:date>
    <dc:creator>Arrex </dc:creator>
    <meta:editing-duration>PT1H12M11S</meta:editing-duration>
    <meta:editing-cycles>7</meta:editing-cycles>
    <meta:generator>LibreOffice/4.2.8.2$Linux_X86_64 LibreOffice_project/420m0$Build-2</meta:generator>
    <meta:document-statistic meta:table-count="1" meta:cell-count="11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3.952cm" style:legend-expansion="high" chart:style-name="ch2"/>
        <chart:plot-area chart:style-name="ch3" table:cell-range-address="Sheet1.A1:Sheet1.B6" chart:data-source-has-labels="row" svg:x="0.32cm" svg:y="0.18cm" svg:width="12.587cm" svg:height="8.64cm">
          <chartooo:coordinate-region svg:x="0.941cm" svg:y="0.379cm" svg:width="11.68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label-cell-address="Sheet1.B1:Sheet1.B1" chart:class="chart:scatter">
            <chart:domain table:cell-range-address="Sheet1.A2:Sheet1.A6"/>
            <chart:regression-curve chart:style-name="ch7">
              <chart:equation chart:display-equation="true" chart:display-r-square="fals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2:Sheet1.A6</svg:desc>
                </draw:g>
              </table:table-cell>
              <table:table-cell office:value-type="float" office:value="1.96">
                <text:p>1.96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B24:Sheet1.C169" svg:x="0.32cm" svg:y="0.18cm" svg:width="12.508cm" svg:height="8.64cm">
          <chartooo:coordinate-region svg:x="0.756cm" svg:y="0.379cm" svg:width="11.83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4:Sheet1.C169" chart:class="chart:scatter">
            <chart:domain table:cell-range-address="Sheet1.B24:Sheet1.B169"/>
            <chart:data-point chart:repeated="1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">
                <text:p>0.004</text:p>
                <draw:g>
                  <svg:desc>Sheet1.B24:Sheet1.B169</svg:desc>
                </draw:g>
              </table:table-cell>
              <table:table-cell office:value-type="float" office:value="0">
                <text:p>0</text:p>
                <draw:g>
                  <svg:desc>Sheet1.C24:Sheet1.C1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9999999999999">
                <text:p>0.008999999999999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4">
                <text:p>0.01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">
                <text:p>0.028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4">
                <text:p>0.034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09999999999999">
                <text:p>0.040999999999999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8">
                <text:p>0.04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40000000000001">
                <text:p>0.054000000000000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09999999999999">
                <text:p>0.060999999999999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80000000000001">
                <text:p>0.0680000000000001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5">
                <text:p>0.075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20000000000001">
                <text:p>0.0820000000000001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80000000000001">
                <text:p>0.0880000000000001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5">
                <text:p>0.095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2">
                <text:p>0.102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">
                <text:p>0.11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6">
                <text:p>0.116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3">
                <text:p>0.123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3">
                <text:p>0.13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6">
                <text:p>0.136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3">
                <text:p>0.143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">
                <text:p>0.15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8">
                <text:p>0.158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4">
                <text:p>0.164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1">
                <text:p>0.171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78">
                <text:p>0.178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4">
                <text:p>0.184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1">
                <text:p>0.191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9">
                <text:p>0.199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5">
                <text:p>0.205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2">
                <text:p>0.212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19">
                <text:p>0.219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26">
                <text:p>0.226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32">
                <text:p>0.232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4">
                <text:p>0.24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7">
                <text:p>0.247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4">
                <text:p>0.254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6">
                <text:p>0.26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7">
                <text:p>0.267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74">
                <text:p>0.274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81">
                <text:p>0.281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88">
                <text:p>0.288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95">
                <text:p>0.295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02">
                <text:p>0.302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8">
                <text:p>0.308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15">
                <text:p>0.315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3">
                <text:p>0.323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9">
                <text:p>0.32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36">
                <text:p>0.336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43">
                <text:p>0.343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5">
                <text:p>0.35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56">
                <text:p>0.356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63">
                <text:p>0.363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71">
                <text:p>0.371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78">
                <text:p>0.378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84">
                <text:p>0.384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91">
                <text:p>0.391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98">
                <text:p>0.398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04">
                <text:p>0.404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12">
                <text:p>0.41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19">
                <text:p>0.419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26">
                <text:p>0.426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32">
                <text:p>0.432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39">
                <text:p>0.439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46">
                <text:p>0.446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53">
                <text:p>0.453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6">
                <text:p>0.46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67">
                <text:p>0.467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74">
                <text:p>0.474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8">
                <text:p>0.4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87">
                <text:p>0.487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95">
                <text:p>0.49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02">
                <text:p>0.502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08">
                <text:p>0.50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15">
                <text:p>0.515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22">
                <text:p>0.522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28">
                <text:p>0.52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36">
                <text:p>0.53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43">
                <text:p>0.543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5">
                <text:p>0.55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56">
                <text:p>0.55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63">
                <text:p>0.563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7">
                <text:p>0.57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77">
                <text:p>0.577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84">
                <text:p>0.584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91">
                <text:p>0.591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98">
                <text:p>0.598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04">
                <text:p>0.604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11">
                <text:p>0.611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18">
                <text:p>0.618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26">
                <text:p>0.626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32">
                <text:p>0.63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39">
                <text:p>0.639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46">
                <text:p>0.646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52">
                <text:p>0.652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59">
                <text:p>0.659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67">
                <text:p>0.66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74">
                <text:p>0.674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8">
                <text:p>0.6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87">
                <text:p>0.687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94">
                <text:p>0.694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01">
                <text:p>0.701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08">
                <text:p>0.708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15">
                <text:p>0.715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22">
                <text:p>0.722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28">
                <text:p>0.728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35">
                <text:p>0.735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42">
                <text:p>0.742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5">
                <text:p>0.75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56">
                <text:p>0.75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63">
                <text:p>0.763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7">
                <text:p>0.77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77">
                <text:p>0.777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83">
                <text:p>0.783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9">
                <text:p>0.79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98">
                <text:p>0.79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04">
                <text:p>0.804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11">
                <text:p>0.811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18">
                <text:p>0.818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25">
                <text:p>0.825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31">
                <text:p>0.831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39">
                <text:p>0.839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46">
                <text:p>0.846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52">
                <text:p>0.85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59">
                <text:p>0.859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66">
                <text:p>0.866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73">
                <text:p>0.873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8">
                <text:p>0.88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87">
                <text:p>0.887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94">
                <text:p>0.894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01">
                <text:p>0.901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07">
                <text:p>0.907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14">
                <text:p>0.914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22">
                <text:p>0.922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28">
                <text:p>0.92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35">
                <text:p>0.935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42">
                <text:p>0.942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49">
                <text:p>0.949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55">
                <text:p>0.955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63">
                <text:p>0.96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7">
                <text:p>0.97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76">
                <text:p>0.97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83">
                <text:p>0.983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9">
                <text:p>0.99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97">
                <text:p>0.997</text:p>
              </table:table-cell>
              <table:table-cell office:value-type="float" office:value="6.17">
                <text:p>6.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